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c68" officeooo:paragraph-rsid="001dac68"/>
    </style:style>
    <style:style style:name="P2" style:family="paragraph" style:parent-style-name="Standard">
      <style:text-properties officeooo:rsid="001dac68" officeooo:paragraph-rsid="00205c5a"/>
    </style:style>
    <style:style style:name="P3" style:family="paragraph" style:parent-style-name="Standard">
      <style:text-properties officeooo:rsid="001eb354" officeooo:paragraph-rsid="001eb354"/>
    </style:style>
    <style:style style:name="P4" style:family="paragraph" style:parent-style-name="Standard">
      <style:text-properties officeooo:rsid="00205c5a" officeooo:paragraph-rsid="00205c5a"/>
    </style:style>
    <style:style style:name="P5" style:family="paragraph" style:parent-style-name="Standard">
      <style:text-properties officeooo:rsid="00205c5a" officeooo:paragraph-rsid="00205c5a"/>
    </style:style>
    <style:style style:name="P6" style:family="paragraph" style:parent-style-name="Standard">
      <style:text-properties officeooo:rsid="00205c5a" officeooo:paragraph-rsid="00215435"/>
    </style:style>
    <style:style style:name="P7" style:family="paragraph" style:parent-style-name="Standard">
      <style:text-properties officeooo:rsid="00215435" officeooo:paragraph-rsid="00215435"/>
    </style:style>
    <style:style style:name="P8" style:family="paragraph" style:parent-style-name="Standard">
      <style:text-properties fo:font-size="10.5pt" officeooo:rsid="00215435" officeooo:paragraph-rsid="00215435" style:font-size-asian="10.5pt" style:font-size-complex="10.5pt"/>
    </style:style>
    <style:style style:name="P9" style:family="paragraph" style:parent-style-name="Standard">
      <style:text-properties fo:font-size="10.5pt" officeooo:rsid="00205c5a" officeooo:paragraph-rsid="00215435" style:font-size-asian="10.5pt" style:font-size-complex="10.5pt"/>
    </style:style>
    <style:style style:name="P10" style:family="paragraph" style:parent-style-name="Standard">
      <style:text-properties fo:font-size="10.5pt" officeooo:rsid="001eb354" officeooo:paragraph-rsid="001eb354" style:font-size-asian="10.5pt" style:font-size-complex="10.5pt"/>
    </style:style>
    <style:style style:name="P11" style:family="paragraph" style:parent-style-name="Standard">
      <style:text-properties officeooo:rsid="001dac68" officeooo:paragraph-rsid="00205c5a"/>
    </style:style>
    <style:style style:name="T1" style:family="text">
      <style:text-properties officeooo:rsid="00205c5a"/>
    </style:style>
    <style:style style:name="T2" style:family="text">
      <style:text-properties officeooo:rsid="0020ca96"/>
    </style:style>
    <style:style style:name="T3" style:family="text">
      <style:text-properties officeooo:rsid="0021543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0.5pt" fo:font-weight="bold" style:font-size-asian="10.5pt" style:font-weight-asian="bold" style:font-size-complex="10.5pt" style:font-weight-complex="bold"/>
    </style:style>
    <style:style style:name="T7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ybernetische Theorie als 1 von rortys languages</text:p>
      <text:p text:style-name="P1"/>
      <text:p text:style-name="P3">Kybernetik</text:p>
      <text:p text:style-name="P3">- Piraten-konferenz nochmal gucken</text:p>
      <text:p text:style-name="P10">- offene Systeme? <text:span text:style-name="T3">Meint nicht “unvollständig”, sondern Energiebilanz</text:span></text:p>
      <text:p text:style-name="P3">- Herrschaft ist Wu<text:span text:style-name="T1">r</text:span>zel des Kybernetikbegriffs…</text:p>
      <text:p text:style-name="P2">- man kann alles vorhersagen, wenn man nur genug Daten hat →<text:span text:style-name="T3"> Überwachung</text:span></text:p>
      <text:p text:style-name="P2">- gesunder Zweifel (Ironie) würde Kybernetik gut tun</text:p>
      <text:p text:style-name="P2"><text:a xlink:type="simple" xlink:href="https://de.wikipedia.org/wiki/Ernst_von_Glasersfeld" text:style-name="Internet_20_link" text:visited-style-name="Visited_20_Internet_20_Link">Ernst von Glasersfeld</text:a>: <text:span text:style-name="T7">Kybernetik.</text:span> In: Leon R. Tsvasman (Hrsg.): <text:span text:style-name="T7">Das große Lexikon Medien und Kommunikation. Kompendium interdisziplinärer Konzepte.</text:span> Ergon-Verlag, Würzburg 2006, <text:a xlink:type="simple" xlink:href="https://de.wikipedia.org/wiki/Spezial:ISBN-Suche/3899135156" text:style-name="Internet_20_link" text:visited-style-name="Visited_20_Internet_20_Link">ISBN 3-89913-515-6</text:a>.</text:p>
      <text:p text:style-name="P2"><text:a xlink:type="simple" xlink:href="https://de.wikipedia.org/wiki/Heinz_von_Foerster" text:style-name="Internet_20_link" text:visited-style-name="Visited_20_Internet_20_Link">Heinz von Foerster</text:a>: <text:span text:style-name="T7">KybernEthik.</text:span> Merve Verlag, Berlin 1993, <text:a xlink:type="simple" xlink:href="https://de.wikipedia.org/wiki/Spezial:ISBN-Suche/9783883961118" text:style-name="Internet_20_link" text:visited-style-name="Visited_20_Internet_20_Link">ISBN 978-3-88396-111-8</text:a>.</text:p>
      <text:p text:style-name="P2"/>
      <text:p text:style-name="P4">Radikaler Konstruktivismus (Piaget)</text:p>
      <text:p text:style-name="P4">- Wissen wird aktiv aufgebaut statt passiv aufgenommen</text:p>
      <text:p text:style-name="P4">- Kognition ist ein adaptiver Akt</text:p>
      <text:p text:style-name="P4">- Kognition dient der Organisation der Erfahrungswelt</text:p>
      <text:p text:style-name="P4">- Kybernetische Epistemologie (Heinz v Foerster)</text:p>
      <text:p text:style-name="P4"/>
      <text:p text:style-name="P4">Rorty</text:p>
      <text:p text:style-name="P4">- Wir verwenden Sprache, um die Welt zu beschreiben (= Kognition, Organisation der Erfahrungswelt?)</text:p>
      <text:p text:style-name="P4">- ironist: Jedes Vokabular ist unvollständig</text:p>
      <text:p text:style-name="P4">- liberal: Cruelty is the worst thing we do</text:p>
      <text:p text:style-name="P4">- redescribe the world</text:p>
      <text:p text:style-name="P4"/>
      <text:p text:style-name="P4">ctrl-verlust</text:p>
      <text:p text:style-name="P4">- betrachtet Gesellschaft als kybernetischer Kontrollmechanismus</text:p>
      <text:p text:style-name="P4">- <text:span text:style-name="T2">Gate Keeper versagen, Bremsen kaputt</text:span></text:p>
      <text:p text:style-name="P4">- <text:span text:style-name="T3">Überwachung als Notwendigkeit der Kontrolle</text:span></text:p>
      <text:p text:style-name="P4"/>
      <text:p text:style-name="P8">Autopoiesis</text:p>
      <text:p text:style-name="P8">- Selbsterschaffung und -Erhaltung eines Systems</text:p>
      <text:p text:style-name="P7"><text:span text:style-name="T5">- ist ein System autopoietisch? </text:span><text:span text:style-name="T6">Eventuelle Fragestellung</text:span></text:p>
      <text:p text:style-name="P6"/>
      <text:p text:style-name="P7">Herrschaft--</text:p>
      <text:p text:style-name="P7">- Kybernetik ist ein Herrschaftsinstrument</text:p>
      <text:p text:style-name="P7">- Überwachung dezentralisieren?</text:p>
      <text:p text:style-name="P7">- Autonomie = Herrschaft über sich selbst, kann Überwachung da nützen?</text:p>
      <text:p text:style-name="P7">- Überwacht die Überwacher – Kontrolle von unten nach oben statt umgekehrt (Regierung zur Dienstleistung!)</text:p>
      <text:p text:style-name="P7">- </text:p>
      <text:p text:style-name="P9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6:10:03.663141270</meta:creation-date>
    <dc:date>2016-08-10T18:24:43.959529951</dc:date>
    <meta:editing-duration>PT42M41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32" meta:word-count="212" meta:character-count="1584" meta:non-whitespace-character-count="1402"/>
  </office:meta>
</office:document-meta>
</file>